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2.66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6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0cm"/>
      <style:paragraph-properties style:writing-mode="lr-tb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73cm" fo:padding-top="0.15cm" fo:padding-bottom="0.15cm" fo:padding-left="0.275cm" fo:padding-right="0.275cm"/>
    </style:style>
    <style:style style:name="gr6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2.924cm" fo:padding-top="0.138cm" fo:padding-bottom="0.138cm" fo:padding-left="0.263cm" fo:padding-right="0.263cm"/>
    </style:style>
    <style:style style:name="gr7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2.352cm" fo:padding-top="0.138cm" fo:padding-bottom="0.138cm" fo:padding-left="0.263cm" fo:padding-right="0.263cm"/>
    </style:style>
    <style:style style:name="gr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949cm" fo:padding-top="0.15cm" fo:padding-bottom="0.15cm" fo:padding-left="0.275cm" fo:padding-right="0.275cm"/>
    </style:style>
    <style:style style:name="gr9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3.156cm" fo:padding-top="0.138cm" fo:padding-bottom="0.138cm" fo:padding-left="0.263cm" fo:padding-right="0.2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cm"/>
      <style:paragraph-properties style:writing-mode="lr-tb"/>
    </style:style>
    <style:style style:name="gr11" style:family="graphic" style:parent-style-name="standard">
      <style:graphic-properties svg:stroke-width="0.025cm" draw:marker-start-width="0.238cm" draw:marker-end-width="0.238cm" draw:fill="none" draw:textarea-horizontal-align="justify" draw:textarea-vertical-align="middle" draw:auto-grow-height="false" fo:min-height="0.891cm" fo:min-width="3.881cm" fo:padding-top="0.138cm" fo:padding-bottom="0.138cm" fo:padding-left="0.263cm" fo:padding-right="0.263cm"/>
    </style:style>
    <style:style style:name="gr1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3.938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84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1cm" fo:min-width="0cm"/>
      <style:paragraph-properties style:writing-mode="lr-tb"/>
    </style:style>
    <style:style style:name="gr1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126cm" fo:min-width="4.12cm" fo:padding-top="0.15cm" fo:padding-bottom="0.15cm" fo:padding-left="0.275cm" fo:padding-right="0.275cm"/>
    </style:style>
    <style:style style:name="P1" style:family="paragraph">
      <style:text-properties fo:color="#ff8c00" style:font-name="TlwgTypewriter" fo:font-size="14pt" fo:font-weight="bold" style:font-size-asian="18pt" style:font-weight-asian="bold" style:font-size-complex="18pt" style:font-weight-complex="bold"/>
    </style:style>
    <style:style style:name="P2" style:family="paragraph">
      <loext:graphic-properties draw:fill="none" draw:fill-color="#ffffff"/>
      <style:text-properties fo:color="#ff8c00" style:font-name="TlwgTypewriter" fo:font-size="14pt" fo:font-weight="bold" style:font-size-asian="18pt" style:font-weight-asian="bold" style:font-size-complex="18pt" style:font-weight-complex="bold"/>
    </style:style>
    <style:style style:name="P3" style:family="paragraph">
      <style:text-properties fo:color="#ff1493" style:font-name="TlwgTypewriter"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1493" style:font-name="TlwgTypewriter" fo:font-size="14pt" fo:font-weight="bold" style:font-size-asian="18pt" style:font-weight-asian="bold" style:font-size-complex="18pt" style:font-weight-complex="bold"/>
    </style:style>
    <style:style style:name="P5" style:family="paragraph">
      <style:text-properties fo:color="#1e90ff" style:font-name="TlwgTypewriter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color="#1e90ff" style:font-name="TlwgTypewriter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1e90ff" style:font-name="TlwgTypewriter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fo:color="#1e90ff" style:font-name="TlwgTypewriter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1e90ff" style:font-name="TlwgTypewriter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text-properties fo:color="#1e90ff" style:font-name="TlwgTypewriter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8c00" style:font-name="TlwgTypewriter" fo:font-weight="bold" style:font-weight-asian="bold" style:font-weight-complex="bold"/>
    </style:style>
    <style:style style:name="T2" style:family="text">
      <style:text-properties style:font-name="TlwgTypewriter" fo:font-weight="bold" style:font-weight-asian="bold" style:font-weight-complex="bold"/>
    </style:style>
    <style:style style:name="T3" style:family="text">
      <style:text-properties fo:color="#1e90ff" style:font-name="TlwgTypewriter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1e90ff" style:font-name="TlwgTypewriter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1e90ff" style:font-name="TlwgTypewriter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52cm" svg:height="0.903cm" svg:x="2.154cm" svg:y="22.517cm">
          <draw:text-box>
            <text:p text:style-name="P1"><text:span text:style-name="T1">GL ML LF LO EL MO CE CR CH TR LG VG AX CO</text:span></text:p>
          </draw:text-box>
        </draw:frame>
        <draw:frame draw:style-name="gr1" draw:text-style-name="P4" draw:layer="layout" svg:width="3.762cm" svg:height="0.903cm" svg:x="0.884cm" svg:y="21.013cm">
          <draw:text-box>
            <text:p text:style-name="P3"><text:span text:style-name="T2">AF KF SF HF</text:span></text:p>
          </draw:text-box>
        </draw:frame>
        <draw:g>
          <draw:frame draw:style-name="gr1" draw:text-style-name="P6" draw:layer="layout" svg:width="3.465cm" svg:height="1.182cm" svg:x="1.297cm" svg:y="0.701cm">
            <draw:text-box>
              <text:p text:style-name="P5"><text:span text:style-name="T3">opamenu</text:span></text:p>
            </draw:text-box>
          </draw:frame>
          <draw:frame draw:style-name="gr1" draw:text-style-name="P2" draw:layer="layout" svg:width="2.873cm" svg:height="0.903cm" svg:x="1.506cm" svg:y="1.533cm">
            <draw:text-box>
              <text:p text:style-name="P1"><text:span text:style-name="T1">GL LF TC</text:span></text:p>
            </draw:text-box>
          </draw:frame>
          <draw:custom-shape draw:style-name="gr2" draw:text-style-name="P7" draw:layer="layout" svg:width="3.217cm" svg:height="1.426cm" svg:x="1.4cm" svg:y="0.909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7" draw:layer="layout" svg:width="3.217cm" svg:height="1.426cm" svg:x="1.27cm" svg:y="18.46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9" draw:layer="layout" svg:width="5.455cm" svg:height="1.089cm" svg:x="10.014cm" svg:y="0.96cm">
            <draw:text-box>
              <text:p text:style-name="P8"><text:span text:style-name="T4">opatext</text:span><text:span text:style-name="T4">editor</text:span></text:p>
            </draw:text-box>
          </draw:frame>
          <draw:frame draw:style-name="gr1" draw:text-style-name="P2" draw:layer="layout" svg:width="1.984cm" svg:height="0.903cm" svg:x="11.363cm" svg:y="1.74cm">
            <draw:text-box>
              <text:p text:style-name="P1"><text:span text:style-name="T1">GL LF</text:span></text:p>
            </draw:text-box>
          </draw:frame>
          <draw:custom-shape draw:style-name="gr3" draw:text-style-name="P7" draw:layer="layout" svg:width="5.24cm" svg:height="1.426cm" svg:x="10.09cm" svg:y="1.1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6" draw:layer="layout" svg:width="4.312cm" svg:height="1.245cm" svg:x="1.428cm" svg:y="3.295cm">
            <draw:text-box>
              <text:p text:style-name="P5"><text:span text:style-name="T3">opaedit</text:span><text:span text:style-name="T3">or</text:span></text:p>
            </draw:text-box>
          </draw:frame>
          <draw:custom-shape draw:style-name="gr5" draw:text-style-name="P7" draw:layer="layout" svg:width="4.28cm" svg:height="1.426cm" svg:x="1.504cm" svg:y="3.47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2" draw:layer="layout" svg:width="1.984cm" svg:height="0.903cm" svg:x="2.57cm" svg:y="4.075cm">
            <draw:text-box>
              <text:p text:style-name="P1"><text:span text:style-name="T1">GL AX</text:span></text:p>
            </draw:text-box>
          </draw:frame>
        </draw:g>
        <draw:g>
          <draw:frame draw:style-name="gr1" draw:text-style-name="P11" draw:layer="layout" svg:width="3.677cm" svg:height="0.95cm" svg:x="1.427cm" svg:y="5.553cm">
            <draw:text-box>
              <text:p text:style-name="P10"><text:span text:style-name="T5">oelecreate</text:span></text:p>
            </draw:text-box>
          </draw:frame>
          <draw:frame draw:style-name="gr1" draw:text-style-name="P2" draw:layer="layout" svg:width="1.095cm" svg:height="0.903cm" svg:x="2.518cm" svg:y="6.125cm">
            <draw:text-box>
              <text:p text:style-name="P1"><text:span text:style-name="T1">GL</text:span></text:p>
            </draw:text-box>
          </draw:frame>
          <draw:custom-shape draw:style-name="gr6" draw:text-style-name="P7" draw:layer="layout" svg:width="3.45cm" svg:height="1.167cm" svg:x="1.556cm" svg:y="5.73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042cm" svg:height="0.95cm" svg:x="1.506cm" svg:y="7.499cm">
            <draw:text-box>
              <text:p text:style-name="P10"><text:span text:style-name="T5">oeleedit</text:span></text:p>
            </draw:text-box>
          </draw:frame>
          <draw:frame draw:style-name="gr1" draw:text-style-name="P2" draw:layer="layout" svg:width="2.873cm" svg:height="0.903cm" svg:x="2.312cm" svg:y="8.045cm">
            <draw:text-box>
              <text:p text:style-name="P1"><text:span text:style-name="T1">GL LO AX</text:span></text:p>
            </draw:text-box>
          </draw:frame>
          <draw:custom-shape draw:style-name="gr6" draw:text-style-name="P7" draw:layer="layout" svg:width="3.45cm" svg:height="1.167cm" svg:x="1.635cm" svg:y="7.6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391cm" svg:height="0.903cm" svg:x="1.481cm" svg:y="8.044cm">
            <draw:text-box>
              <text:p text:style-name="P3"><text:span text:style-name="T2">AF </text:span></text:p>
            </draw:text-box>
          </draw:frame>
        </draw:g>
        <draw:g>
          <draw:frame draw:style-name="gr1" draw:text-style-name="P11" draw:layer="layout" svg:width="3.042cm" svg:height="0.95cm" svg:x="1.506cm" svg:y="9.237cm">
            <draw:text-box>
              <text:p text:style-name="P10"><text:span text:style-name="T5">osegedit</text:span></text:p>
            </draw:text-box>
          </draw:frame>
          <draw:frame draw:style-name="gr1" draw:text-style-name="P2" draw:layer="layout" svg:width="1.984cm" svg:height="0.903cm" svg:x="2.156cm" svg:y="9.809cm">
            <draw:text-box>
              <text:p text:style-name="P1"><text:span text:style-name="T1">GL AX</text:span></text:p>
            </draw:text-box>
          </draw:frame>
          <draw:custom-shape draw:style-name="gr7" draw:text-style-name="P7" draw:layer="layout" svg:width="2.878cm" svg:height="1.167cm" svg:x="1.635cm" svg:y="9.41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6" draw:layer="layout" svg:width="4.312cm" svg:height="1.245cm" svg:x="9.443cm" svg:y="3.296cm">
            <draw:text-box>
              <text:p text:style-name="P5"><text:span text:style-name="T3">opalinop</text:span></text:p>
            </draw:text-box>
          </draw:frame>
          <draw:frame draw:style-name="gr1" draw:text-style-name="P2" draw:layer="layout" svg:width="4.651cm" svg:height="0.903cm" svg:x="9.624cm" svg:y="4.101cm">
            <draw:text-box>
              <text:p text:style-name="P1"><text:span text:style-name="T1">GL ML LO </text:span><text:span text:style-name="T1">VG AX</text:span></text:p>
            </draw:text-box>
          </draw:frame>
          <draw:frame draw:style-name="gr1" draw:text-style-name="P4" draw:layer="layout" svg:width="1.095cm" svg:height="0.903cm" svg:x="8.821cm" svg:y="4.101cm">
            <draw:text-box>
              <text:p text:style-name="P3"><text:span text:style-name="T2">KF</text:span></text:p>
            </draw:text-box>
          </draw:frame>
          <draw:custom-shape draw:style-name="gr8" draw:text-style-name="P7" draw:layer="layout" svg:width="5.499cm" svg:height="1.426cm" svg:x="8.767cm" svg:y="3.55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677cm" svg:height="0.95cm" svg:x="9.288cm" svg:y="5.529cm">
            <draw:text-box>
              <text:p text:style-name="P10"><text:span text:style-name="T5">ostartmenu</text:span></text:p>
            </draw:text-box>
          </draw:frame>
          <draw:frame draw:style-name="gr1" draw:text-style-name="P2" draw:layer="layout" svg:width="3.762cm" svg:height="0.903cm" svg:x="9.29cm" svg:y="6.075cm">
            <draw:text-box>
              <text:p text:style-name="P1"><text:span text:style-name="T1">GL ML LO </text:span><text:span text:style-name="T1">AX</text:span></text:p>
            </draw:text-box>
          </draw:frame>
          <draw:custom-shape draw:style-name="gr6" draw:text-style-name="P7" draw:layer="layout" svg:width="3.45cm" svg:height="1.167cm" svg:x="9.469cm" svg:y="5.7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677cm" svg:height="0.95cm" svg:x="9.314cm" svg:y="7.449cm">
            <draw:text-box>
              <text:p text:style-name="P10"><text:span text:style-name="T5">obetenvmag</text:span></text:p>
            </draw:text-box>
          </draw:frame>
          <draw:frame draw:style-name="gr1" draw:text-style-name="P2" draw:layer="layout" svg:width="2.873cm" svg:height="0.903cm" svg:x="9.653cm" svg:y="7.943cm">
            <draw:text-box>
              <text:p text:style-name="P1"><text:span text:style-name="T1">GL ML AX</text:span></text:p>
            </draw:text-box>
          </draw:frame>
          <draw:custom-shape draw:style-name="gr6" draw:text-style-name="P7" draw:layer="layout" svg:width="3.45cm" svg:height="1.167cm" svg:x="9.495cm" svg:y="7.6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995cm" svg:height="0.95cm" svg:x="9.366cm" svg:y="9.265cm">
            <draw:text-box>
              <text:p text:style-name="P10"><text:span text:style-name="T5">otunematrix</text:span></text:p>
            </draw:text-box>
          </draw:frame>
          <draw:frame draw:style-name="gr1" draw:text-style-name="P2" draw:layer="layout" svg:width="3.762cm" svg:height="0.903cm" svg:x="9.368cm" svg:y="9.811cm">
            <draw:text-box>
              <text:p text:style-name="P1"><text:span text:style-name="T1">GL ML LO AX</text:span></text:p>
            </draw:text-box>
          </draw:frame>
          <draw:custom-shape draw:style-name="gr9" draw:text-style-name="P7" draw:layer="layout" svg:width="3.682cm" svg:height="1.167cm" svg:x="9.547cm" svg:y="9.44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677cm" svg:height="0.95cm" svg:x="9.367cm" svg:y="10.978cm">
            <draw:text-box>
              <text:p text:style-name="P10"><text:span text:style-name="T5">owriteomrk</text:span></text:p>
            </draw:text-box>
          </draw:frame>
          <draw:frame draw:style-name="gr10" draw:text-style-name="P2" draw:layer="layout" svg:width="1.984cm" svg:height="0.936cm" svg:x="10.017cm" svg:y="11.439cm">
            <draw:text-box>
              <text:p text:style-name="P1"><text:span text:style-name="T1">GL AX</text:span></text:p>
            </draw:text-box>
          </draw:frame>
          <draw:custom-shape draw:style-name="gr6" draw:text-style-name="P7" draw:layer="layout" svg:width="3.45cm" svg:height="1.167cm" svg:x="9.548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1" draw:layer="layout" svg:width="3.36cm" svg:height="0.95cm" svg:x="10.094cm" svg:y="12.431cm">
            <draw:text-box>
              <text:p text:style-name="P10"><text:span text:style-name="T5">omatching</text:span></text:p>
            </draw:text-box>
          </draw:frame>
          <draw:frame draw:style-name="gr1" draw:text-style-name="P2" draw:layer="layout" svg:width="2.873cm" svg:height="0.903cm" svg:x="11.315cm" svg:y="13.055cm">
            <draw:text-box>
              <text:p text:style-name="P1"><text:span text:style-name="T1">GL LO AX</text:span></text:p>
            </draw:text-box>
          </draw:frame>
          <draw:custom-shape draw:style-name="gr11" draw:text-style-name="P7" draw:layer="layout" svg:width="4.407cm" svg:height="1.167cm" svg:x="9.678cm" svg:y="12.63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1.984cm" svg:height="0.903cm" svg:x="9.548cm" svg:y="13.051cm">
            <draw:text-box>
              <text:p text:style-name="P3"><text:span text:style-name="T2">AF KF</text:span></text:p>
            </draw:text-box>
          </draw:frame>
        </draw:g>
        <draw:g>
          <draw:frame draw:style-name="gr1" draw:text-style-name="P11" draw:layer="layout" svg:width="3.677cm" svg:height="0.95cm" svg:x="9.574cm" svg:y="14.09cm">
            <draw:text-box>
              <text:p text:style-name="P10"><text:span text:style-name="T5">omatchscan</text:span></text:p>
            </draw:text-box>
          </draw:frame>
          <draw:frame draw:style-name="gr1" draw:text-style-name="P2" draw:layer="layout" svg:width="2.873cm" svg:height="0.903cm" svg:x="10.069cm" svg:y="14.584cm">
            <draw:text-box>
              <text:p text:style-name="P1"><text:span text:style-name="T1">GL LO AX</text:span></text:p>
            </draw:text-box>
          </draw:frame>
          <draw:custom-shape draw:style-name="gr6" draw:text-style-name="P7" draw:layer="layout" svg:width="3.45cm" svg:height="1.167cm" svg:x="9.755cm" svg:y="14.27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9" draw:layer="layout" svg:width="4.693cm" svg:height="1.089cm" svg:x="1.455cm" svg:y="11.388cm">
            <draw:text-box>
              <text:p text:style-name="P8"><text:span text:style-name="T4">opatunediag</text:span></text:p>
            </draw:text-box>
          </draw:frame>
          <draw:frame draw:style-name="gr1" draw:text-style-name="P2" draw:layer="layout" svg:width="1.984cm" svg:height="0.903cm" svg:x="2.908cm" svg:y="12.118cm">
            <draw:text-box>
              <text:p text:style-name="P1"><text:span text:style-name="T1">GL AX</text:span></text:p>
            </draw:text-box>
          </draw:frame>
          <draw:frame draw:style-name="gr1" draw:text-style-name="P4" draw:layer="layout" svg:width="1.391cm" svg:height="0.903cm" svg:x="2.077cm" svg:y="12.117cm">
            <draw:text-box>
              <text:p text:style-name="P3"><text:span text:style-name="T2">AF </text:span></text:p>
            </draw:text-box>
          </draw:frame>
          <draw:custom-shape draw:style-name="gr12" draw:text-style-name="P7" draw:layer="layout" svg:width="4.488cm" svg:height="1.426cm" svg:x="1.556cm" svg:y="11.54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9" draw:layer="layout" svg:width="4.693cm" svg:height="1.089cm" svg:x="2.364cm" svg:y="13.542cm">
            <draw:text-box>
              <text:p text:style-name="P8"><text:span text:style-name="T4">opamome</text:span><text:span text:style-name="T4">ntum</text:span></text:p>
            </draw:text-box>
          </draw:frame>
          <draw:frame draw:style-name="gr1" draw:text-style-name="P2" draw:layer="layout" svg:width="4.651cm" svg:height="0.903cm" svg:x="2.935cm" svg:y="14.298cm">
            <draw:text-box>
              <text:p text:style-name="P1"><text:span text:style-name="T1">GL ML LO MO AX</text:span></text:p>
            </draw:text-box>
          </draw:frame>
          <draw:frame draw:style-name="gr1" draw:text-style-name="P4" draw:layer="layout" svg:width="1.391cm" svg:height="0.903cm" svg:x="2.104cm" svg:y="14.297cm">
            <draw:text-box>
              <text:p text:style-name="P3"><text:span text:style-name="T2">AF </text:span></text:p>
            </draw:text-box>
          </draw:frame>
          <draw:custom-shape draw:style-name="gr13" draw:text-style-name="P7" draw:layer="layout" svg:width="5.395cm" svg:height="1.426cm" svg:x="2.153cm" svg:y="13.72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5.395cm" svg:height="1.426cm" svg:x="2.153cm" svg:y="13.72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9" draw:layer="layout" svg:width="3.931cm" svg:height="1.089cm" svg:x="2.676cm" svg:y="15.696cm">
            <draw:text-box>
              <text:p text:style-name="P8"><text:span text:style-name="T4">opabucket</text:span></text:p>
            </draw:text-box>
          </draw:frame>
          <draw:frame draw:style-name="gr1" draw:text-style-name="P4" draw:layer="layout" svg:width="1.391cm" svg:height="0.903cm" svg:x="2.337cm" svg:y="16.372cm">
            <draw:text-box>
              <text:p text:style-name="P3"><text:span text:style-name="T2">AF </text:span></text:p>
            </draw:text-box>
          </draw:frame>
          <draw:frame draw:style-name="gr14" draw:text-style-name="P2" draw:layer="layout" svg:width="3.762cm" svg:height="0.961cm" svg:x="3.299cm" svg:y="16.342cm">
            <draw:text-box>
              <text:p text:style-name="P1"><text:span text:style-name="T1">GL ML AX CO</text:span></text:p>
            </draw:text-box>
          </draw:frame>
          <draw:custom-shape draw:style-name="gr15" draw:text-style-name="P7" draw:layer="layout" svg:width="4.67cm" svg:height="1.426cm" svg:x="2.333cm" svg:y="15.82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3.45cm" svg:height="1.167cm" svg:x="4.954cm" svg:y="18.522cm">
          <text:p/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2.788cm" svg:height="1.089cm" svg:x="5.736cm" svg:y="20.649cm">
          <draw:text-box>
            <text:p text:style-name="P8"><text:span text:style-name="T4">opaxxx</text:span></text:p>
          </draw:text-box>
        </draw:frame>
        <draw:frame draw:style-name="gr1" draw:text-style-name="P11" draw:layer="layout" svg:width="1.772cm" svg:height="0.95cm" svg:x="9.03cm" svg:y="20.73cm">
          <draw:text-box>
            <text:p text:style-name="P10"><text:span text:style-name="T5">oxx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7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4T14:56:41.902780807</meta:creation-date>
    <dc:date>2025-09-04T15:29:43.068963619</dc:date>
    <meta:editing-duration>PT12M28S</meta:editing-duration>
    <meta:editing-cycles>3</meta:editing-cycles>
    <meta:generator>LibreOffice/6.4.7.2$Linux_X86_64 LibreOffice_project/40$Build-2</meta:generator>
    <meta:document-statistic meta:object-count="77"/>
  </office:meta>
</office:document-meta>
</file>